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99ff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99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99ff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99ff99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998" officeooo:paragraph-rsid="000d0998"/>
    </style:style>
    <style:style style:name="P2" style:family="paragraph" style:parent-style-name="Standard">
      <style:text-properties officeooo:rsid="000d0998" officeooo:paragraph-rsid="000e371c"/>
    </style:style>
    <style:style style:name="P3" style:family="paragraph" style:parent-style-name="Standard">
      <style:text-properties officeooo:rsid="000d0998" officeooo:paragraph-rsid="0011052f"/>
    </style:style>
    <style:style style:name="P4" style:family="paragraph" style:parent-style-name="Standard">
      <style:text-properties fo:font-size="16pt" officeooo:rsid="000d0998" officeooo:paragraph-rsid="000d0998" style:font-size-asian="16pt" style:font-size-complex="16pt"/>
    </style:style>
    <style:style style:name="P5" style:family="paragraph" style:parent-style-name="Standard">
      <style:text-properties fo:font-size="16pt" officeooo:rsid="000d0998" officeooo:paragraph-rsid="0011052f" style:font-size-asian="16pt" style:font-size-complex="16pt"/>
    </style:style>
    <style:style style:name="P6" style:family="paragraph" style:parent-style-name="Standard">
      <style:text-properties officeooo:rsid="000e371c" officeooo:paragraph-rsid="000e371c"/>
    </style:style>
    <style:style style:name="P7" style:family="paragraph" style:parent-style-name="Standard">
      <style:text-properties officeooo:rsid="000e371c" officeooo:paragraph-rsid="00134d01"/>
    </style:style>
    <style:style style:name="P8" style:family="paragraph" style:parent-style-name="Standard">
      <style:text-properties fo:font-size="12pt" officeooo:rsid="0011a82b" officeooo:paragraph-rsid="0011a82b" style:font-size-asian="12pt" style:font-size-complex="12pt"/>
    </style:style>
    <style:style style:name="P9" style:family="paragraph" style:parent-style-name="Standard">
      <style:text-properties fo:font-size="12pt" fo:font-weight="bold" officeooo:rsid="000d0998" officeooo:paragraph-rsid="000d099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1a82b" officeooo:paragraph-rsid="0011a82b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0d0998" officeooo:paragraph-rsid="000e371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0e371c" officeooo:paragraph-rsid="000e371c" style:font-weight-asian="bold" style:font-weight-complex="bold"/>
    </style:style>
    <style:style style:name="P13" style:family="paragraph" style:parent-style-name="Standard">
      <style:text-properties officeooo:rsid="001644a6" officeooo:paragraph-rsid="001644a6"/>
    </style:style>
    <style:style style:name="P14" style:family="paragraph" style:parent-style-name="Standard">
      <style:text-properties officeooo:rsid="0018386c" officeooo:paragraph-rsid="0018386c"/>
    </style:style>
    <style:style style:name="P15" style:family="paragraph" style:parent-style-name="Table_20_Contents">
      <style:text-properties officeooo:rsid="000e371c" officeooo:paragraph-rsid="000e371c"/>
    </style:style>
    <style:style style:name="P16" style:family="paragraph" style:parent-style-name="Table_20_Contents">
      <style:text-properties fo:font-weight="bold" officeooo:rsid="000e371c" officeooo:paragraph-rsid="000e371c" style:font-weight-asian="bold" style:font-weight-complex="bold"/>
    </style:style>
    <style:style style:name="P17" style:family="paragraph" style:parent-style-name="Table_20_Contents">
      <style:text-properties officeooo:rsid="0018c6c2" officeooo:paragraph-rsid="0018c6c2"/>
    </style:style>
    <style:style style:name="P18" style:family="paragraph" style:parent-style-name="Table_20_Contents">
      <style:text-properties officeooo:rsid="0019a992" officeooo:paragraph-rsid="0019a992"/>
    </style:style>
    <style:style style:name="T1" style:family="text">
      <style:text-properties officeooo:rsid="000e371c"/>
    </style:style>
    <style:style style:name="T2" style:family="text">
      <style:text-properties officeooo:rsid="0011052f"/>
    </style:style>
    <style:style style:name="T3" style:family="text">
      <style:text-properties officeooo:rsid="001241ed"/>
    </style:style>
    <style:style style:name="T4" style:family="text">
      <style:text-properties officeooo:rsid="00134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he only difference for each test is the number of hidden layers and the other parameters for all the test are same like below</text:p>
      <text:p text:style-name="P13"/>
      <text:p text:style-name="P13">learning rate = 0.01, L1 regularization factor = 0.00, <text:s/>L1 regularization factor = 0.0001</text:p>
      <text:p text:style-name="P13">the maximum number of epochs=1000, batch size = 20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T1">Neural Network without hidden layer (Perception Algorithm)</text:span></text:p>
          </table:table-cell>
        </table:table-row>
        <table:table-row>
          <table:table-cell table:style-name="Table3.A2" office:value-type="string">
            <text:p text:style-name="P15">epoch 1, minibatch 2500/2500, validation error 89.360000 %</text:p>
            <text:p text:style-name="P15"><text:s text:c="5"/>epoch 1, minibatch 2500/2500, test error of best model 88.650000 %</text:p>
            <text:p text:style-name="P15">epoch 2, minibatch 2500/2500, validation error 89.360000 %</text:p>
            <text:p text:style-name="P15">epoch 3, minibatch 2500/2500, validation error 89.360000 %</text:p>
            <text:p text:style-name="P15">The code for file problem_14.py ran for 0.01m</text:p>
            <text:p text:style-name="P15">epoch 4, minibatch 2500/2500, validation error 89.360000 %</text:p>
            <text:p text:style-name="P16">Optimization complete. Best validation score of 89.360000 % obtained at iteration 2500, with test performance 88.650000 %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Neural Network with only single hidden layer</text:span></text:p>
          </table:table-cell>
        </table:table-row>
        <table:table-row>
          <table:table-cell table:style-name="Table1.A2" office:value-type="string">
            <text:p text:style-name="P1">epoch 1, minibatch 2500/2500, validation error 78.820000 %</text:p>
            <text:p text:style-name="P1"><text:s text:c="5"/>epoch 1, minibatch 2500/2500, test error of best model 78.750000 %</text:p>
            <text:p text:style-name="P1">epoch 2, minibatch 2500/2500, validation error 77.440000 %</text:p>
            <text:p text:style-name="P1"><text:s text:c="5"/>epoch 2, minibatch 2500/2500, test error of best model 76.910000 %</text:p>
            <text:p text:style-name="P1">epoch 3, minibatch 2500/2500, validation error 76.160000 %</text:p>
            <text:p text:style-name="P1">.</text:p>
            <text:p text:style-name="P1">.</text:p>
            <text:p text:style-name="P1">.</text:p>
            <text:p text:style-name="P1">epoch 11, minibatch 2500/2500, validation error 72.500000 %</text:p>
            <text:p text:style-name="P1">epoch 12, minibatch 2500/2500, validation error 72.530000 %</text:p>
            <text:p text:style-name="P1">epoch 13, minibatch 2500/2500, validation error 72.630000 %</text:p>
            <text:p text:style-name="P9">Optimization complete. Best validation score of 72.350000 % obtained at iteration 20000, with test performance 72.810000 %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">Neural Network with two hidden layers</text:span></text:p>
          </table:table-cell>
        </table:table-row>
        <table:table-row>
          <table:table-cell table:style-name="Table4.A2" office:value-type="string">
            <text:p text:style-name="P8">epoch 1, minibatch 2500/2500, validation error 89.360000 %</text:p>
            <text:p text:style-name="P8"><text:s text:c="5"/>epoch 1, minibatch 2500/2500, test error of best model 88.650000 %</text:p>
            <text:p text:style-name="P8">epoch 2, minibatch 2500/2500, validation error 89.360000 %</text:p>
            <text:p text:style-name="P8">epoch 3, minibatch 2500/2500, validation error 89.360000 %</text:p>
            <text:p text:style-name="P8">The code for file problem_14.py ran for 0.02m</text:p>
            <text:p text:style-name="P8">epoch 4, minibatch 2500/2500, validation error 89.360000 %</text:p>
            <text:p text:style-name="P10">Optimization complete. Best validation score of 89.360000 % obtained at iteration 2500, with test performance 88.650000 %</text:p>
          </table:table-cell>
        </table:table-row>
      </table:table>
      <text:p text:style-name="P5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1">Neural Network with 300 hidden layers</text:span></text:p>
          </table:table-cell>
        </table:table-row>
        <table:table-row>
          <table:table-cell table:style-name="Table2.A2" office:value-type="string">
            <text:p text:style-name="P6">epoch 1, minibatch 2500/2500, validation error 9.620000 %</text:p>
            <text:p text:style-name="P6"><text:s text:c="5"/>epoch 1, minibatch 2500/2500, test error of best model 10.090000 %</text:p>
            <text:p text:style-name="P6">epoch 2, minibatch 2500/2500, validation error 8.610000 %</text:p>
            <text:p text:style-name="P6"><text:s text:c="5"/>epoch 2, minibatch 2500/2500, test error of best model 8.740000 %</text:p>
            <text:p text:style-name="P6">.</text:p>
            <text:p text:style-name="P6"><text:soft-page-break/>.</text:p>
            <text:p text:style-name="P6">.</text:p>
            <text:p text:style-name="P6"/>
            <text:p text:style-name="P14">epoch 544, minibatch 2500/2500, validation error 1.790000 %</text:p>
            <text:p text:style-name="P14">epoch 545, minibatch 2500/2500, validation error 1.790000 %</text:p>
            <text:p text:style-name="P14">epoch 546, minibatch 2500/2500, validation error 1.790000 %</text:p>
            <text:p text:style-name="P14">.</text:p>
            <text:p text:style-name="P14">.</text:p>
            <text:p text:style-name="P14">.</text:p>
          </table:table-cell>
        </table:table-row>
      </table:table>
      <text:p text:style-name="P6"/>
      <text:p text:style-name="P6"/>
      <text:p text:style-name="P12">Why <text:span text:style-name="T3">the neural network with only one or two hidden layers </text:span>stops early??</text:p>
      <text:p text:style-name="P12"/>
      <text:p text:style-name="P7">Most of the problems <text:span text:style-name="T2">were solved</text:span> with 1-2 hidden layers. It is proven that MLPs with only one hidden layer are universal function approximators (<text:span text:style-name="T4">http://www.sciencedirect.com/science/article/pii/0893608089900208</text:span>). More hidden layers can make the problem easier or hard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11:55.686403751</meta:creation-date>
    <dc:date>2016-05-12T11:13:07.514378913</dc:date>
    <meta:editing-duration>PT2H3S</meta:editing-duration>
    <meta:editing-cycles>10</meta:editing-cycles>
    <meta:generator>LibreOffice/4.2.8.2$Linux_X86_64 LibreOffice_project/420m0$Build-2</meta:generator>
    <meta:document-statistic meta:table-count="4" meta:image-count="0" meta:object-count="0" meta:page-count="2" meta:paragraph-count="48" meta:word-count="415" meta:character-count="2785" meta:non-whitespace-character-count="2378"/>
  </office:meta>
</office:document-meta>
</file>